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1pt"/>
    </style:style>
    <style:style style:name="co2" style:family="table-column">
      <style:table-column-properties fo:break-before="auto" style:column-width="18.85pt"/>
    </style:style>
    <style:style style:name="co3" style:family="table-column">
      <style:table-column-properties fo:break-before="auto" style:column-width="33.3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rd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nitial cash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ber</text:p>
          </table:table-cell>
          <table:table-cell office:value-type="string" calcext:value-type="string">
            <text:p>Stock/Price</text:p>
          </table:table-cell>
          <table:table-cell/>
          <table:table-cell office:value-type="string" calcext:value-type="string">
            <text:p>Portfolio valu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office:value-type="float" office:value="48.921429" calcext:value-type="float">
            <text:p>48.921429</text:p>
          </table:table-cell>
          <table:table-cell table:formula="of:=[.F3]*[.G3]" office:value-type="float" office:value="73382.1435" calcext:value-type="float">
            <text:p>73382.1435</text:p>
          </table:table-cell>
          <table:table-cell table:formula="of:=IF([.E3]=&quot;Buy&quot;;[.G1]-[.H3])" office:value-type="float" office:value="926617.8565" calcext:value-type="float">
            <text:p>926617.856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500" calcext:value-type="float">
            <text:p>1500</text:p>
          </table:table-cell>
          <table:table-cell office:value-type="float" office:value="49.382858" calcext:value-type="float">
            <text:p>49.382858</text:p>
          </table:table-cell>
          <table:table-cell table:formula="of:=[.F4]*[.G4]" office:value-type="float" office:value="74074.287" calcext:value-type="float">
            <text:p>74074.287</text:p>
          </table:table-cell>
          <table:table-cell table:formula="of:=IF([.F4]=&quot;Buy&quot;;[.I3]-[.H4];[.I3]+[.H4])" office:value-type="float" office:value="1000692.1435" calcext:value-type="float">
            <text:p>1000692.143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office:value-type="float" office:value="148.820007" calcext:value-type="float">
            <text:p>148.820007</text:p>
          </table:table-cell>
          <table:table-cell table:formula="of:=[.F5]*[.G5]" office:value-type="float" office:value="595280.028" calcext:value-type="float">
            <text:p>595280.028</text:p>
          </table:table-cell>
          <table:table-cell table:formula="of:=IF([.F5]=&quot;Buy&quot;;[.I4]-[.H5];[.I4]+[.H5])" office:value-type="float" office:value="1595972.1715" calcext:value-type="float">
            <text:p>1595972.171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1000" calcext:value-type="float">
            <text:p>1000</text:p>
          </table:table-cell>
          <table:table-cell office:value-type="float" office:value="306.258087" calcext:value-type="float">
            <text:p>306.258087</text:p>
          </table:table-cell>
          <table:table-cell table:formula="of:=[.F6]*[.G6]" office:value-type="float" office:value="306258.087" calcext:value-type="float">
            <text:p>306258.087</text:p>
          </table:table-cell>
          <table:table-cell table:formula="of:=IF([.F6]=&quot;Buy&quot;;[.I5]-[.H6];[.I5]+[.H6])" office:value-type="float" office:value="1902230.2585" calcext:value-type="float">
            <text:p>1902230.258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Sell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OM</text:p>
          </table:table-cell>
          <table:table-cell office:value-type="string" calcext:value-type="string">
            <text:p>Buy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Sell</text:p>
          </table:table-cell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uy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Buy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Buy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Sell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Sell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20:03:06.903792064</dc:date>
    <meta:editing-duration>PT9M50S</meta:editing-duration>
    <meta:editing-cycles>1</meta:editing-cycles>
    <meta:document-statistic meta:table-count="1" meta:cell-count="101" meta:object-count="0"/>
    <meta:generator>LibreOffice/5.1.6.2$Linux_X86_64 LibreOffice_project/10m0$Build-2</meta:generator>
  </office:meta>
</office:document-meta>
</file>